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diaTypeExpression.matchParameters( MediaType conten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MediaTypeExpression.compareTo( AbstractMediaTypeExpression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MediaTypeExpression.get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diaTypeExpression.AbstractMediaTypeExpression( String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MediaTypeExpres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diaTypeExpression.equals( @ Nullable Object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MediaTypeExpression.AbstractMediaTypeExpression( MediaType mediaType , boolean neg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diaTypeExpression.isNe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diaTypeExpress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